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15.65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29.54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Human Labelling</text:p>
          </table:table-cell>
          <table:table-cell/>
          <table:table-cell office:value-type="string" calcext:value-type="string">
            <text:p>Clustering</text:p>
          </table:table-cell>
          <table:table-cell office:value-type="string" calcext:value-type="string">
            <text:p>V</text:p>
          </table:table-cell>
          <table:table-cell table:style-name="Default" office:value-type="string" calcext:value-type="string">
            <text:p>ID Match</text:p>
          </table:table-cell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SLN_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SLN_0.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SLN_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EXACT([.A2]; [.D2])" office:value-type="boolean" office:boolean-value="true" calcext:value-type="boolean">
            <text:p>TRUE</text:p>
          </table:table-cell>
          <table:table-cell table:formula="of:=IF(EXACT([.B2]; [.E2]); 1; 0)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EXACT([.B2]; [.J2]); 1; 0)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EXACT([.B2]; [.N2]); 1; 0)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formula="of:=IF(EXACT([.B2]; [.R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EXACT([.A3]; [.D3])" office:value-type="boolean" office:boolean-value="true" calcext:value-type="boolean">
            <text:p>TRUE</text:p>
          </table:table-cell>
          <table:table-cell table:formula="of:=IF(EXACT([.B3]; [.E3]); 1; 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EXACT([.B3]; [.J3]); 1; 0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EXACT([.B3]; [.N3]); 1; 0)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EXACT([.B3]; [.R3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EXACT([.A4]; [.D4])" office:value-type="boolean" office:boolean-value="true" calcext:value-type="boolean">
            <text:p>TRUE</text:p>
          </table:table-cell>
          <table:table-cell table:formula="of:=IF(EXACT([.B4]; [.E4]); 1; 0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EXACT([.B4]; [.J4]); 1; 0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EXACT([.B4]; [.N4]); 1; 0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EXACT([.B4]; [.R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EXACT([.A5]; [.D5])" office:value-type="boolean" office:boolean-value="true" calcext:value-type="boolean">
            <text:p>TRUE</text:p>
          </table:table-cell>
          <table:table-cell table:formula="of:=IF(EXACT([.B5]; [.E5]); 1; 0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EXACT([.B5]; [.J5]); 1; 0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EXACT([.B5]; [.N5]); 1; 0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EXACT([.B5]; [.R5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EXACT([.A6]; [.D6])" office:value-type="boolean" office:boolean-value="true" calcext:value-type="boolean">
            <text:p>TRUE</text:p>
          </table:table-cell>
          <table:table-cell table:formula="of:=IF(EXACT([.B6]; [.E6]); 1; 0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F(EXACT([.B6]; [.J6]); 1; 0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F(EXACT([.B6]; [.N6]); 1; 0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EXACT([.B6]; [.R6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EXACT([.A7]; [.D7])" office:value-type="boolean" office:boolean-value="true" calcext:value-type="boolean">
            <text:p>TRUE</text:p>
          </table:table-cell>
          <table:table-cell table:formula="of:=IF(EXACT([.B7]; [.E7]); 1; 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EXACT([.B7]; [.J7]); 1; 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EXACT([.B7]; [.N7]); 1; 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EXACT([.B7]; [.R7]); 1; 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EXACT([.A8]; [.D8])" office:value-type="boolean" office:boolean-value="true" calcext:value-type="boolean">
            <text:p>TRUE</text:p>
          </table:table-cell>
          <table:table-cell table:formula="of:=IF(EXACT([.B8]; [.E8]); 1; 0)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IF(EXACT([.B8]; [.J8]); 1; 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IF(EXACT([.B8]; [.N8]); 1; 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EXACT([.B8]; [.R8]); 1; 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EXACT([.A9]; [.D9])" office:value-type="boolean" office:boolean-value="true" calcext:value-type="boolean">
            <text:p>TRUE</text:p>
          </table:table-cell>
          <table:table-cell table:formula="of:=IF(EXACT([.B9]; [.E9]); 1; 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EXACT([.B9]; [.J9]); 1; 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IF(EXACT([.B9]; [.N9]); 1; 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EXACT([.B9]; [.R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EXACT([.A10]; [.D10])" office:value-type="boolean" office:boolean-value="true" calcext:value-type="boolean">
            <text:p>TRUE</text:p>
          </table:table-cell>
          <table:table-cell table:formula="of:=IF(EXACT([.B10]; [.E10]); 1; 0)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EXACT([.B10]; [.J10]); 1; 0)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EXACT([.B10]; [.N10]); 1; 0)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EXACT([.B10]; [.R1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EXACT([.A11]; [.D11])" office:value-type="boolean" office:boolean-value="true" calcext:value-type="boolean">
            <text:p>TRUE</text:p>
          </table:table-cell>
          <table:table-cell table:formula="of:=IF(EXACT([.B11]; [.E11]); 1; 0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EXACT([.B11]; [.J11]); 1; 0)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F(EXACT([.B11]; [.N11]); 1; 0)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IF(EXACT([.B11]; [.R1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EXACT([.A12]; [.D12])" office:value-type="boolean" office:boolean-value="true" calcext:value-type="boolean">
            <text:p>TRUE</text:p>
          </table:table-cell>
          <table:table-cell table:formula="of:=IF(EXACT([.B12]; [.E12]); 1; 0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IF(EXACT([.B12]; [.J12]); 1; 0)"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EXACT([.B12]; [.N12]); 1; 0)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EXACT([.B12]; [.R1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EXACT([.A13]; [.D13])" office:value-type="boolean" office:boolean-value="true" calcext:value-type="boolean">
            <text:p>TRUE</text:p>
          </table:table-cell>
          <table:table-cell table:formula="of:=IF(EXACT([.B13]; [.E13]); 1; 0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EXACT([.B13]; [.J13]); 1; 0)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EXACT([.B13]; [.N13]); 1; 0)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EXACT([.B13]; [.R13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EXACT([.A14]; [.D14])" office:value-type="boolean" office:boolean-value="true" calcext:value-type="boolean">
            <text:p>TRUE</text:p>
          </table:table-cell>
          <table:table-cell table:formula="of:=IF(EXACT([.B14]; [.E14]); 1; 0)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EXACT([.B14]; [.J14]); 1; 0)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EXACT([.B14]; [.N14]); 1; 0)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EXACT([.B14]; [.R14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EXACT([.A15]; [.D15])" office:value-type="boolean" office:boolean-value="true" calcext:value-type="boolean">
            <text:p>TRUE</text:p>
          </table:table-cell>
          <table:table-cell table:formula="of:=IF(EXACT([.B15]; [.E15]); 1; 0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EXACT([.B15]; [.J15]); 1; 0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EXACT([.B15]; [.N15]); 1; 0)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EXACT([.B15]; [.R15]); 1; 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EXACT([.A16]; [.D16])" office:value-type="boolean" office:boolean-value="true" calcext:value-type="boolean">
            <text:p>TRUE</text:p>
          </table:table-cell>
          <table:table-cell table:formula="of:=IF(EXACT([.B16]; [.E16]); 1; 0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EXACT([.B16]; [.J16]); 1; 0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EXACT([.B16]; [.N16]); 1; 0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EXACT([.B16]; [.R16]); 1; 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EXACT([.A17]; [.D17])" office:value-type="boolean" office:boolean-value="true" calcext:value-type="boolean">
            <text:p>TRUE</text:p>
          </table:table-cell>
          <table:table-cell table:formula="of:=IF(EXACT([.B17]; [.E17]); 1; 0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EXACT([.B17]; [.J17]); 1; 0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EXACT([.B17]; [.N17]); 1; 0)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EXACT([.B17]; [.R1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EXACT([.A18]; [.D18])" office:value-type="boolean" office:boolean-value="true" calcext:value-type="boolean">
            <text:p>TRUE</text:p>
          </table:table-cell>
          <table:table-cell table:formula="of:=IF(EXACT([.B18]; [.E18]); 1; 0)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EXACT([.B18]; [.J18]); 1; 0)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EXACT([.B18]; [.N18]); 1; 0)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EXACT([.B18]; [.R18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EXACT([.A19]; [.D19])" office:value-type="boolean" office:boolean-value="true" calcext:value-type="boolean">
            <text:p>TRUE</text:p>
          </table:table-cell>
          <table:table-cell table:formula="of:=IF(EXACT([.B19]; [.E19]); 1; 0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IF(EXACT([.B19]; [.J19]); 1; 0)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EXACT([.B19]; [.N19]); 1; 0)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EXACT([.B19]; [.R1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EXACT([.A20]; [.D20])" office:value-type="boolean" office:boolean-value="true" calcext:value-type="boolean">
            <text:p>TRUE</text:p>
          </table:table-cell>
          <table:table-cell table:formula="of:=IF(EXACT([.B20]; [.E20]); 1; 0)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IF(EXACT([.B20]; [.J20]); 1; 0)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EXACT([.B20]; [.N20]); 1; 0)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EXACT([.B20]; [.R2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EXACT([.A21]; [.D21])" office:value-type="boolean" office:boolean-value="true" calcext:value-type="boolean">
            <text:p>TRUE</text:p>
          </table:table-cell>
          <table:table-cell table:formula="of:=IF(EXACT([.B21]; [.E21]); 1; 0)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EXACT([.B21]; [.J21]); 1; 0)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EXACT([.B21]; [.N21]); 1; 0)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EXACT([.B21]; [.R21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EXACT([.A22]; [.D22])" office:value-type="boolean" office:boolean-value="true" calcext:value-type="boolean">
            <text:p>TRUE</text:p>
          </table:table-cell>
          <table:table-cell table:formula="of:=IF(EXACT([.B22]; [.E22]); 1; 0)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IF(EXACT([.B22]; [.J22]); 1; 0)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IF(EXACT([.B22]; [.N22]); 1; 0)"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IF(EXACT([.B22]; [.R22]); 1; 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EXACT([.A23]; [.D23])" office:value-type="boolean" office:boolean-value="true" calcext:value-type="boolean">
            <text:p>TRUE</text:p>
          </table:table-cell>
          <table:table-cell table:formula="of:=IF(EXACT([.B23]; [.E23]); 1; 0)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EXACT([.B23]; [.J23]); 1; 0)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EXACT([.B23]; [.N23]); 1; 0)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EXACT([.B23]; [.R2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EXACT([.A24]; [.D24])" office:value-type="boolean" office:boolean-value="true" calcext:value-type="boolean">
            <text:p>TRUE</text:p>
          </table:table-cell>
          <table:table-cell table:formula="of:=IF(EXACT([.B24]; [.E24]); 1; 0)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EXACT([.B24]; [.J24]); 1; 0)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EXACT([.B24]; [.N24]); 1; 0)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EXACT([.B24]; [.R2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EXACT([.A25]; [.D25])" office:value-type="boolean" office:boolean-value="true" calcext:value-type="boolean">
            <text:p>TRUE</text:p>
          </table:table-cell>
          <table:table-cell table:formula="of:=IF(EXACT([.B25]; [.E25]); 1; 0)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IF(EXACT([.B25]; [.J25]); 1; 0)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EXACT([.B25]; [.N25]); 1; 0)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EXACT([.B25]; [.R25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EXACT([.A26]; [.D26])" office:value-type="boolean" office:boolean-value="true" calcext:value-type="boolean">
            <text:p>TRUE</text:p>
          </table:table-cell>
          <table:table-cell table:formula="of:=IF(EXACT([.B26]; [.E26]); 1; 0)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EXACT([.B26]; [.J26]); 1; 0)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EXACT([.B26]; [.N26]); 1; 0)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EXACT([.B26]; [.R2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EXACT([.A27]; [.D27])" office:value-type="boolean" office:boolean-value="true" calcext:value-type="boolean">
            <text:p>TRUE</text:p>
          </table:table-cell>
          <table:table-cell table:formula="of:=IF(EXACT([.B27]; [.E27]); 1; 0)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EXACT([.B27]; [.J27]); 1; 0)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EXACT([.B27]; [.N27]); 1; 0)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EXACT([.B27]; [.R27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EXACT([.A28]; [.D28])" office:value-type="boolean" office:boolean-value="true" calcext:value-type="boolean">
            <text:p>TRUE</text:p>
          </table:table-cell>
          <table:table-cell table:formula="of:=IF(EXACT([.B28]; [.E28]); 1; 0)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EXACT([.B28]; [.J28]); 1; 0)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EXACT([.B28]; [.N28]); 1; 0)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EXACT([.B28]; [.R28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EXACT([.A29]; [.D29])" office:value-type="boolean" office:boolean-value="true" calcext:value-type="boolean">
            <text:p>TRUE</text:p>
          </table:table-cell>
          <table:table-cell table:formula="of:=IF(EXACT([.B29]; [.E29]); 1; 0)"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EXACT([.B29]; [.J29]); 1; 0)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EXACT([.B29]; [.N29]); 1; 0)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EXACT([.B29]; [.R29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EXACT([.A30]; [.D30])" office:value-type="boolean" office:boolean-value="true" calcext:value-type="boolean">
            <text:p>TRUE</text:p>
          </table:table-cell>
          <table:table-cell table:formula="of:=IF(EXACT([.B30]; [.E30]); 1; 0)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IF(EXACT([.B30]; [.J30]); 1; 0)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EXACT([.B30]; [.N30]); 1; 0)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EXACT([.B30]; [.R3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EXACT([.A31]; [.D31])" office:value-type="boolean" office:boolean-value="true" calcext:value-type="boolean">
            <text:p>TRUE</text:p>
          </table:table-cell>
          <table:table-cell table:formula="of:=IF(EXACT([.B31]; [.E31]); 1; 0)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EXACT([.B31]; [.J31]); 1; 0)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EXACT([.B31]; [.N31]); 1; 0)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EXACT([.B31]; [.R31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EXACT([.A32]; [.D32])" office:value-type="boolean" office:boolean-value="true" calcext:value-type="boolean">
            <text:p>TRUE</text:p>
          </table:table-cell>
          <table:table-cell table:formula="of:=IF(EXACT([.B32]; [.E32]); 1; 0)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EXACT([.B32]; [.J32]); 1; 0)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EXACT([.B32]; [.N32]); 1; 0)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EXACT([.B32]; [.R3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EXACT([.A33]; [.D33])" office:value-type="boolean" office:boolean-value="true" calcext:value-type="boolean">
            <text:p>TRUE</text:p>
          </table:table-cell>
          <table:table-cell table:formula="of:=IF(EXACT([.B33]; [.E33]); 1; 0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EXACT([.B33]; [.J33]); 1; 0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EXACT([.B33]; [.N33]); 1; 0)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EXACT([.B33]; [.R33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EXACT([.A34]; [.D34])" office:value-type="boolean" office:boolean-value="true" calcext:value-type="boolean">
            <text:p>TRUE</text:p>
          </table:table-cell>
          <table:table-cell table:formula="of:=IF(EXACT([.B34]; [.E34]); 1; 0)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EXACT([.B34]; [.J34]); 1; 0)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EXACT([.B34]; [.N34]); 1; 0)"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EXACT([.B34]; [.R34]); 1; 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EXACT([.A35]; [.D35])" office:value-type="boolean" office:boolean-value="true" calcext:value-type="boolean">
            <text:p>TRUE</text:p>
          </table:table-cell>
          <table:table-cell table:formula="of:=IF(EXACT([.B35]; [.E35]); 1; 0)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EXACT([.B35]; [.J35]); 1; 0)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EXACT([.B35]; [.N35]); 1; 0)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EXACT([.B35]; [.R3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EXACT([.A36]; [.D36])" office:value-type="boolean" office:boolean-value="true" calcext:value-type="boolean">
            <text:p>TRUE</text:p>
          </table:table-cell>
          <table:table-cell table:formula="of:=IF(EXACT([.B36]; [.E36]); 1; 0)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EXACT([.B36]; [.J36]); 1; 0)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EXACT([.B36]; [.N36]); 1; 0)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EXACT([.B36]; [.R36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EXACT([.A37]; [.D37])" office:value-type="boolean" office:boolean-value="true" calcext:value-type="boolean">
            <text:p>TRUE</text:p>
          </table:table-cell>
          <table:table-cell table:formula="of:=IF(EXACT([.B37]; [.E37]); 1; 0)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EXACT([.B37]; [.J37]); 1; 0)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EXACT([.B37]; [.N37]); 1; 0)"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EXACT([.B37]; [.R3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EXACT([.A38]; [.D38])" office:value-type="boolean" office:boolean-value="true" calcext:value-type="boolean">
            <text:p>TRUE</text:p>
          </table:table-cell>
          <table:table-cell table:formula="of:=IF(EXACT([.B38]; [.E38]); 1; 0)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formula="of:=IF(EXACT([.B38]; [.J38]); 1; 0)"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EXACT([.B38]; [.N38]); 1; 0)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EXACT([.B38]; [.R38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EXACT([.A39]; [.D39])" office:value-type="boolean" office:boolean-value="true" calcext:value-type="boolean">
            <text:p>TRUE</text:p>
          </table:table-cell>
          <table:table-cell table:formula="of:=IF(EXACT([.B39]; [.E39]); 1; 0)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EXACT([.B39]; [.J39]); 1; 0)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EXACT([.B39]; [.N39]); 1; 0)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EXACT([.B39]; [.R39]); 1; 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EXACT([.A40]; [.D40])" office:value-type="boolean" office:boolean-value="true" calcext:value-type="boolean">
            <text:p>TRUE</text:p>
          </table:table-cell>
          <table:table-cell table:formula="of:=IF(EXACT([.B40]; [.E40]); 1; 0)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EXACT([.B40]; [.J40]); 1; 0)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IF(EXACT([.B40]; [.N40]); 1; 0)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EXACT([.B40]; [.R40]); 1; 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EXACT([.A41]; [.D41])" office:value-type="boolean" office:boolean-value="true" calcext:value-type="boolean">
            <text:p>TRUE</text:p>
          </table:table-cell>
          <table:table-cell table:formula="of:=IF(EXACT([.B41]; [.E41]); 1; 0)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EXACT([.B41]; [.J41]); 1; 0)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IF(EXACT([.B41]; [.N41]); 1; 0)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IF(EXACT([.B41]; [.R4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EXACT([.A42]; [.D42])" office:value-type="boolean" office:boolean-value="true" calcext:value-type="boolean">
            <text:p>TRUE</text:p>
          </table:table-cell>
          <table:table-cell table:formula="of:=IF(EXACT([.B42]; [.E42]); 1; 0)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EXACT([.B42]; [.J42]); 1; 0)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EXACT([.B42]; [.N42]); 1; 0)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EXACT([.B42]; [.R42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EXACT([.A43]; [.D43])" office:value-type="boolean" office:boolean-value="true" calcext:value-type="boolean">
            <text:p>TRUE</text:p>
          </table:table-cell>
          <table:table-cell table:formula="of:=IF(EXACT([.B43]; [.E43]); 1; 0)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EXACT([.B43]; [.J43]); 1; 0)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EXACT([.B43]; [.N43]); 1; 0)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EXACT([.B43]; [.R4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EXACT([.A44]; [.D44])" office:value-type="boolean" office:boolean-value="true" calcext:value-type="boolean">
            <text:p>TRUE</text:p>
          </table:table-cell>
          <table:table-cell table:formula="of:=IF(EXACT([.B44]; [.E44]); 1; 0)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EXACT([.B44]; [.J44]); 1; 0)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EXACT([.B44]; [.N44]); 1; 0)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EXACT([.B44]; [.R44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EXACT([.A45]; [.D45])" office:value-type="boolean" office:boolean-value="true" calcext:value-type="boolean">
            <text:p>TRUE</text:p>
          </table:table-cell>
          <table:table-cell table:formula="of:=IF(EXACT([.B45]; [.E45]); 1; 0)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EXACT([.B45]; [.J45]); 1; 0)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IF(EXACT([.B45]; [.N45]); 1; 0)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EXACT([.B45]; [.R4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EXACT([.A46]; [.D46])" office:value-type="boolean" office:boolean-value="true" calcext:value-type="boolean">
            <text:p>TRUE</text:p>
          </table:table-cell>
          <table:table-cell table:formula="of:=IF(EXACT([.B46]; [.E46]); 1; 0)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IF(EXACT([.B46]; [.J46]); 1; 0)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IF(EXACT([.B46]; [.N46]); 1; 0)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IF(EXACT([.B46]; [.R46]); 1; 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EXACT([.A47]; [.D47])" office:value-type="boolean" office:boolean-value="true" calcext:value-type="boolean">
            <text:p>TRUE</text:p>
          </table:table-cell>
          <table:table-cell table:formula="of:=IF(EXACT([.B47]; [.E47]); 1; 0)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IF(EXACT([.B47]; [.J47]); 1; 0)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IF(EXACT([.B47]; [.N47]); 1; 0)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EXACT([.B47]; [.R4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EXACT([.A48]; [.D48])" office:value-type="boolean" office:boolean-value="true" calcext:value-type="boolean">
            <text:p>TRUE</text:p>
          </table:table-cell>
          <table:table-cell table:formula="of:=IF(EXACT([.B48]; [.E48]); 1; 0)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EXACT([.B48]; [.J48]); 1; 0)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EXACT([.B48]; [.N48]); 1; 0)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EXACT([.B48]; [.R48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EXACT([.A49]; [.D49])" office:value-type="boolean" office:boolean-value="true" calcext:value-type="boolean">
            <text:p>TRUE</text:p>
          </table:table-cell>
          <table:table-cell table:formula="of:=IF(EXACT([.B49]; [.E49]); 1; 0)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EXACT([.B49]; [.J49]); 1; 0)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EXACT([.B49]; [.N49]); 1; 0)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EXACT([.B49]; [.R4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EXACT([.A50]; [.D50])" office:value-type="boolean" office:boolean-value="true" calcext:value-type="boolean">
            <text:p>TRUE</text:p>
          </table:table-cell>
          <table:table-cell table:formula="of:=IF(EXACT([.B50]; [.E50]); 1; 0)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EXACT([.B50]; [.J50]); 1; 0)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EXACT([.B50]; [.N50]); 1; 0)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EXACT([.B50]; [.R5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EXACT([.A51]; [.D51])" office:value-type="boolean" office:boolean-value="true" calcext:value-type="boolean">
            <text:p>TRUE</text:p>
          </table:table-cell>
          <table:table-cell table:formula="of:=IF(EXACT([.B51]; [.E51]); 1; 0)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EXACT([.B51]; [.J51]); 1; 0)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EXACT([.B51]; [.N51]); 1; 0)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EXACT([.B51]; [.R51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EXACT([.A52]; [.D52])" office:value-type="boolean" office:boolean-value="true" calcext:value-type="boolean">
            <text:p>TRUE</text:p>
          </table:table-cell>
          <table:table-cell table:formula="of:=IF(EXACT([.B52]; [.E52]); 1; 0)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EXACT([.B52]; [.J52]); 1; 0)" office:value-type="float" office:value="1" calcext:value-type="float">
            <text:p>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IF(EXACT([.B52]; [.N52]); 1; 0)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EXACT([.B52]; [.R52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EXACT([.A53]; [.D53])" office:value-type="boolean" office:boolean-value="true" calcext:value-type="boolean">
            <text:p>TRUE</text:p>
          </table:table-cell>
          <table:table-cell table:formula="of:=IF(EXACT([.B53]; [.E53]); 1; 0)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EXACT([.B53]; [.J53]); 1; 0)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EXACT([.B53]; [.N53]); 1; 0)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EXACT([.B53]; [.R5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EXACT([.A54]; [.D54])" office:value-type="boolean" office:boolean-value="true" calcext:value-type="boolean">
            <text:p>TRUE</text:p>
          </table:table-cell>
          <table:table-cell table:formula="of:=IF(EXACT([.B54]; [.E54]); 1; 0)"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EXACT([.B54]; [.J54]); 1; 0)"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EXACT([.B54]; [.N54]); 1; 0)"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EXACT([.B54]; [.R5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EXACT([.A55]; [.D55])" office:value-type="boolean" office:boolean-value="true" calcext:value-type="boolean">
            <text:p>TRUE</text:p>
          </table:table-cell>
          <table:table-cell table:formula="of:=IF(EXACT([.B55]; [.E55]); 1; 0)"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EXACT([.B55]; [.J55]); 1; 0)"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IF(EXACT([.B55]; [.N55]); 1; 0)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EXACT([.B55]; [.R55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EXACT([.A56]; [.D56])" office:value-type="boolean" office:boolean-value="true" calcext:value-type="boolean">
            <text:p>TRUE</text:p>
          </table:table-cell>
          <table:table-cell table:formula="of:=IF(EXACT([.B56]; [.E56]); 1; 0)"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EXACT([.B56]; [.J56]); 1; 0)"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EXACT([.B56]; [.N56]); 1; 0)"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EXACT([.B56]; [.R5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EXACT([.A57]; [.D57])" office:value-type="boolean" office:boolean-value="true" calcext:value-type="boolean">
            <text:p>TRUE</text:p>
          </table:table-cell>
          <table:table-cell table:formula="of:=IF(EXACT([.B57]; [.E57]); 1; 0)"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EXACT([.B57]; [.J57]); 1; 0)"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EXACT([.B57]; [.N57]); 1; 0)"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EXACT([.B57]; [.R57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EXACT([.A58]; [.D58])" office:value-type="boolean" office:boolean-value="true" calcext:value-type="boolean">
            <text:p>TRUE</text:p>
          </table:table-cell>
          <table:table-cell table:formula="of:=IF(EXACT([.B58]; [.E58]); 1; 0)"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EXACT([.B58]; [.J58]); 1; 0)"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EXACT([.B58]; [.N58]); 1; 0)"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EXACT([.B58]; [.R5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EXACT([.A59]; [.D59])" office:value-type="boolean" office:boolean-value="true" calcext:value-type="boolean">
            <text:p>TRUE</text:p>
          </table:table-cell>
          <table:table-cell table:formula="of:=IF(EXACT([.B59]; [.E59]); 1; 0)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IF(EXACT([.B59]; [.J59]); 1; 0)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IF(EXACT([.B59]; [.N59]); 1; 0)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EXACT([.B59]; [.R59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EXACT([.A60]; [.D60])" office:value-type="boolean" office:boolean-value="true" calcext:value-type="boolean">
            <text:p>TRUE</text:p>
          </table:table-cell>
          <table:table-cell table:formula="of:=IF(EXACT([.B60]; [.E60]); 1; 0)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IF(EXACT([.B60]; [.J60]); 1; 0)" office:value-type="float" office:value="0" calcext:value-type="float">
            <text:p>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EXACT([.B60]; [.N60]); 1; 0)"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EXACT([.B60]; [.R60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EXACT([.A61]; [.D61])" office:value-type="boolean" office:boolean-value="true" calcext:value-type="boolean">
            <text:p>TRUE</text:p>
          </table:table-cell>
          <table:table-cell table:formula="of:=IF(EXACT([.B61]; [.E61]); 1; 0)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IF(EXACT([.B61]; [.J61]); 1; 0)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IF(EXACT([.B61]; [.N61]); 1; 0)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IF(EXACT([.B61]; [.R61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EXACT([.A62]; [.D62])" office:value-type="boolean" office:boolean-value="true" calcext:value-type="boolean">
            <text:p>TRUE</text:p>
          </table:table-cell>
          <table:table-cell table:formula="of:=IF(EXACT([.B62]; [.E62]); 1; 0)"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EXACT([.B62]; [.J62]); 1; 0)"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IF(EXACT([.B62]; [.N62]); 1; 0)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IF(EXACT([.B62]; [.R62]); 1; 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EXACT([.A63]; [.D63])" office:value-type="boolean" office:boolean-value="true" calcext:value-type="boolean">
            <text:p>TRUE</text:p>
          </table:table-cell>
          <table:table-cell table:formula="of:=IF(EXACT([.B63]; [.E63]); 1; 0)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EXACT([.B63]; [.J63]); 1; 0)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EXACT([.B63]; [.N63]); 1; 0)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EXACT([.B63]; [.R63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EXACT([.A64]; [.D64])" office:value-type="boolean" office:boolean-value="true" calcext:value-type="boolean">
            <text:p>TRUE</text:p>
          </table:table-cell>
          <table:table-cell table:formula="of:=IF(EXACT([.B64]; [.E64]); 1; 0)"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EXACT([.B64]; [.J64]); 1; 0)"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EXACT([.B64]; [.N64]); 1; 0)"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EXACT([.B64]; [.R6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EXACT([.A65]; [.D65])" office:value-type="boolean" office:boolean-value="true" calcext:value-type="boolean">
            <text:p>TRUE</text:p>
          </table:table-cell>
          <table:table-cell table:formula="of:=IF(EXACT([.B65]; [.E65]); 1; 0)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EXACT([.B65]; [.J65]); 1; 0)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EXACT([.B65]; [.N65]); 1; 0)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EXACT([.B65]; [.R65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EXACT([.A66]; [.D66])" office:value-type="boolean" office:boolean-value="true" calcext:value-type="boolean">
            <text:p>TRUE</text:p>
          </table:table-cell>
          <table:table-cell table:formula="of:=IF(EXACT([.B66]; [.E66]); 1; 0)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IF(EXACT([.B66]; [.J66]); 1; 0)"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EXACT([.B66]; [.N66]); 1; 0)"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EXACT([.B66]; [.R66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EXACT([.A67]; [.D67])" office:value-type="boolean" office:boolean-value="true" calcext:value-type="boolean">
            <text:p>TRUE</text:p>
          </table:table-cell>
          <table:table-cell table:formula="of:=IF(EXACT([.B67]; [.E67]); 1; 0)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EXACT([.B67]; [.J67]); 1; 0)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IF(EXACT([.B67]; [.N67]); 1; 0)"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IF(EXACT([.B67]; [.R67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EXACT([.A68]; [.D68])" office:value-type="boolean" office:boolean-value="true" calcext:value-type="boolean">
            <text:p>TRUE</text:p>
          </table:table-cell>
          <table:table-cell table:formula="of:=IF(EXACT([.B68]; [.E68]); 1; 0)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EXACT([.B68]; [.J68]); 1; 0)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EXACT([.B68]; [.N68]); 1; 0)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EXACT([.B68]; [.R68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EXACT([.A69]; [.D69])" office:value-type="boolean" office:boolean-value="true" calcext:value-type="boolean">
            <text:p>TRUE</text:p>
          </table:table-cell>
          <table:table-cell table:formula="of:=IF(EXACT([.B69]; [.E69]); 1; 0)"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EXACT([.B69]; [.J69]); 1; 0)"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EXACT([.B69]; [.N69]); 1; 0)"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EXACT([.B69]; [.R69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EXACT([.A70]; [.D70])" office:value-type="boolean" office:boolean-value="true" calcext:value-type="boolean">
            <text:p>TRUE</text:p>
          </table:table-cell>
          <table:table-cell table:formula="of:=IF(EXACT([.B70]; [.E70]); 1; 0)"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EXACT([.B70]; [.J70]); 1; 0)"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EXACT([.B70]; [.N70]); 1; 0)"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EXACT([.B70]; [.R7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EXACT([.A71]; [.D71])" office:value-type="boolean" office:boolean-value="true" calcext:value-type="boolean">
            <text:p>TRUE</text:p>
          </table:table-cell>
          <table:table-cell table:formula="of:=IF(EXACT([.B71]; [.E71]); 1; 0)"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EXACT([.B71]; [.J71]); 1; 0)"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EXACT([.B71]; [.N71]); 1; 0)"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EXACT([.B71]; [.R71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EXACT([.A72]; [.D72])" office:value-type="boolean" office:boolean-value="true" calcext:value-type="boolean">
            <text:p>TRUE</text:p>
          </table:table-cell>
          <table:table-cell table:formula="of:=IF(EXACT([.B72]; [.E72]); 1; 0)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EXACT([.B72]; [.J72]); 1; 0)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IF(EXACT([.B72]; [.N72]); 1; 0)"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EXACT([.B72]; [.R72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EXACT([.A73]; [.D73])" office:value-type="boolean" office:boolean-value="true" calcext:value-type="boolean">
            <text:p>TRUE</text:p>
          </table:table-cell>
          <table:table-cell table:formula="of:=IF(EXACT([.B73]; [.E73]); 1; 0)"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EXACT([.B73]; [.J73]); 1; 0)"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EXACT([.B73]; [.N73]); 1; 0)"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EXACT([.B73]; [.R73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formula="of:=EXACT([.A74]; [.D74])" office:value-type="boolean" office:boolean-value="true" calcext:value-type="boolean">
            <text:p>TRUE</text:p>
          </table:table-cell>
          <table:table-cell table:formula="of:=IF(EXACT([.B74]; [.E74]); 1; 0)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EXACT([.B74]; [.J74]); 1; 0)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formula="of:=IF(EXACT([.B74]; [.N74]); 1; 0)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formula="of:=IF(EXACT([.B74]; [.R74]); 1; 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EXACT([.A75]; [.D75])" office:value-type="boolean" office:boolean-value="true" calcext:value-type="boolean">
            <text:p>TRUE</text:p>
          </table:table-cell>
          <table:table-cell table:formula="of:=IF(EXACT([.B75]; [.E75]); 1; 0)" office:value-type="float" office:value="1" calcext:value-type="float">
            <text:p>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IF(EXACT([.B75]; [.J75]); 1; 0)" office:value-type="float" office:value="1" calcext:value-type="float">
            <text:p>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IF(EXACT([.B75]; [.N75]); 1; 0)" office:value-type="float" office:value="1" calcext:value-type="float">
            <text:p>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EXACT([.B75]; [.R7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EXACT([.A76]; [.D76])" office:value-type="boolean" office:boolean-value="true" calcext:value-type="boolean">
            <text:p>TRUE</text:p>
          </table:table-cell>
          <table:table-cell table:formula="of:=IF(EXACT([.B76]; [.E76]); 1; 0)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EXACT([.B76]; [.J76]); 1; 0)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EXACT([.B76]; [.N76]); 1; 0)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IF(EXACT([.B76]; [.R76]); 1; 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EXACT([.A77]; [.D77])" office:value-type="boolean" office:boolean-value="true" calcext:value-type="boolean">
            <text:p>TRUE</text:p>
          </table:table-cell>
          <table:table-cell table:formula="of:=IF(EXACT([.B77]; [.E77]); 1; 0)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EXACT([.B77]; [.J77]); 1; 0)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EXACT([.B77]; [.N77]); 1; 0)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EXACT([.B77]; [.R7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EXACT([.A78]; [.D78])" office:value-type="boolean" office:boolean-value="true" calcext:value-type="boolean">
            <text:p>TRUE</text:p>
          </table:table-cell>
          <table:table-cell table:formula="of:=IF(EXACT([.B78]; [.E78]); 1; 0)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table:formula="of:=IF(EXACT([.B78]; [.J78]); 1; 0)"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EXACT([.B78]; [.N78]); 1; 0)" office:value-type="float" office:value="1" calcext:value-type="float">
            <text:p>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EXACT([.B78]; [.R78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EXACT([.A79]; [.D79])" office:value-type="boolean" office:boolean-value="true" calcext:value-type="boolean">
            <text:p>TRUE</text:p>
          </table:table-cell>
          <table:table-cell table:formula="of:=IF(EXACT([.B79]; [.E79]); 1; 0)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EXACT([.B79]; [.J79]); 1; 0)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EXACT([.B79]; [.N79]); 1; 0)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EXACT([.B79]; [.R79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EXACT([.A80]; [.D80])" office:value-type="boolean" office:boolean-value="true" calcext:value-type="boolean">
            <text:p>TRUE</text:p>
          </table:table-cell>
          <table:table-cell table:formula="of:=IF(EXACT([.B80]; [.E80]); 1; 0)"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EXACT([.B80]; [.J80]); 1; 0)"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EXACT([.B80]; [.N80]); 1; 0)"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EXACT([.B80]; [.R8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EXACT([.A81]; [.D81])" office:value-type="boolean" office:boolean-value="true" calcext:value-type="boolean">
            <text:p>TRUE</text:p>
          </table:table-cell>
          <table:table-cell table:formula="of:=IF(EXACT([.B81]; [.E81]); 1; 0)" office:value-type="float" office:value="1" calcext:value-type="float">
            <text:p>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EXACT([.B81]; [.J81]); 1; 0)" office:value-type="float" office:value="1" calcext:value-type="float">
            <text:p>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EXACT([.B81]; [.N81]); 1; 0)" office:value-type="float" office:value="1" calcext:value-type="float">
            <text:p>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EXACT([.B81]; [.R81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EXACT([.A82]; [.D82])" office:value-type="boolean" office:boolean-value="true" calcext:value-type="boolean">
            <text:p>TRUE</text:p>
          </table:table-cell>
          <table:table-cell table:formula="of:=IF(EXACT([.B82]; [.E82]); 1; 0)" office:value-type="float" office:value="1" calcext:value-type="float">
            <text:p>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EXACT([.B82]; [.J82]); 1; 0)" office:value-type="float" office:value="1" calcext:value-type="float">
            <text:p>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EXACT([.B82]; [.N82]); 1; 0)" office:value-type="float" office:value="1" calcext:value-type="float">
            <text:p>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EXACT([.B82]; [.R82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EXACT([.A83]; [.D83])" office:value-type="boolean" office:boolean-value="true" calcext:value-type="boolean">
            <text:p>TRUE</text:p>
          </table:table-cell>
          <table:table-cell table:formula="of:=IF(EXACT([.B83]; [.E83]); 1; 0)" office:value-type="float" office:value="1" calcext:value-type="float">
            <text:p>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EXACT([.B83]; [.J83]); 1; 0)" office:value-type="float" office:value="1" calcext:value-type="float">
            <text:p>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EXACT([.B83]; [.N83]); 1; 0)" office:value-type="float" office:value="1" calcext:value-type="float">
            <text:p>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EXACT([.B83]; [.R83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EXACT([.A84]; [.D84])" office:value-type="boolean" office:boolean-value="true" calcext:value-type="boolean">
            <text:p>TRUE</text:p>
          </table:table-cell>
          <table:table-cell table:formula="of:=IF(EXACT([.B84]; [.E84]); 1; 0)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IF(EXACT([.B84]; [.J84]); 1; 0)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IF(EXACT([.B84]; [.N84]); 1; 0)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IF(EXACT([.B84]; [.R8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EXACT([.A85]; [.D85])" office:value-type="boolean" office:boolean-value="true" calcext:value-type="boolean">
            <text:p>TRUE</text:p>
          </table:table-cell>
          <table:table-cell table:formula="of:=IF(EXACT([.B85]; [.E85]); 1; 0)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IF(EXACT([.B85]; [.J85]); 1; 0)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IF(EXACT([.B85]; [.N85]); 1; 0)" office:value-type="float" office:value="1" calcext:value-type="float">
            <text:p>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IF(EXACT([.B85]; [.R85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formula="of:=EXACT([.A86]; [.D86])" office:value-type="boolean" office:boolean-value="true" calcext:value-type="boolean">
            <text:p>TRUE</text:p>
          </table:table-cell>
          <table:table-cell table:formula="of:=IF(EXACT([.B86]; [.E86]); 1; 0)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EXACT([.B86]; [.J86]); 1; 0)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EXACT([.B86]; [.N86]); 1; 0)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EXACT([.B86]; [.R86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EXACT([.A87]; [.D87])" office:value-type="boolean" office:boolean-value="true" calcext:value-type="boolean">
            <text:p>TRUE</text:p>
          </table:table-cell>
          <table:table-cell table:formula="of:=IF(EXACT([.B87]; [.E87]); 1; 0)"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EXACT([.B87]; [.J87]); 1; 0)"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EXACT([.B87]; [.N87]); 1; 0)"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EXACT([.B87]; [.R87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EXACT([.A88]; [.D88])" office:value-type="boolean" office:boolean-value="true" calcext:value-type="boolean">
            <text:p>TRUE</text:p>
          </table:table-cell>
          <table:table-cell table:formula="of:=IF(EXACT([.B88]; [.E88]); 1; 0)" office:value-type="float" office:value="1" calcext:value-type="float">
            <text:p>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EXACT([.B88]; [.J88]); 1; 0)" office:value-type="float" office:value="1" calcext:value-type="float">
            <text:p>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formula="of:=IF(EXACT([.B88]; [.N88]); 1; 0)"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EXACT([.B88]; [.R8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EXACT([.A89]; [.D89])" office:value-type="boolean" office:boolean-value="true" calcext:value-type="boolean">
            <text:p>TRUE</text:p>
          </table:table-cell>
          <table:table-cell table:formula="of:=IF(EXACT([.B89]; [.E89]); 1; 0)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EXACT([.B89]; [.J89]); 1; 0)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EXACT([.B89]; [.N89]); 1; 0)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EXACT([.B89]; [.R89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EXACT([.A90]; [.D90])" office:value-type="boolean" office:boolean-value="true" calcext:value-type="boolean">
            <text:p>TRUE</text:p>
          </table:table-cell>
          <table:table-cell table:formula="of:=IF(EXACT([.B90]; [.E90]); 1; 0)"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EXACT([.B90]; [.J90]); 1; 0)"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EXACT([.B90]; [.N90]); 1; 0)"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EXACT([.B90]; [.R90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EXACT([.A91]; [.D91])" office:value-type="boolean" office:boolean-value="true" calcext:value-type="boolean">
            <text:p>TRUE</text:p>
          </table:table-cell>
          <table:table-cell table:formula="of:=IF(EXACT([.B91]; [.E91]); 1; 0)" office:value-type="float" office:value="1" calcext:value-type="float">
            <text:p>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EXACT([.B91]; [.J91]); 1; 0)" office:value-type="float" office:value="1" calcext:value-type="float">
            <text:p>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EXACT([.B91]; [.N91]); 1; 0)" office:value-type="float" office:value="1" calcext:value-type="float">
            <text:p>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EXACT([.B91]; [.R91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EXACT([.A92]; [.D92])" office:value-type="boolean" office:boolean-value="true" calcext:value-type="boolean">
            <text:p>TRUE</text:p>
          </table:table-cell>
          <table:table-cell table:formula="of:=IF(EXACT([.B92]; [.E92]); 1; 0)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IF(EXACT([.B92]; [.J92]); 1; 0)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IF(EXACT([.B92]; [.N92]); 1; 0)"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IF(EXACT([.B92]; [.R92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EXACT([.A93]; [.D93])" office:value-type="boolean" office:boolean-value="true" calcext:value-type="boolean">
            <text:p>TRUE</text:p>
          </table:table-cell>
          <table:table-cell table:formula="of:=IF(EXACT([.B93]; [.E93]); 1; 0)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IF(EXACT([.B93]; [.J93]); 1; 0)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IF(EXACT([.B93]; [.N93]); 1; 0)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IF(EXACT([.B93]; [.R93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EXACT([.A94]; [.D94])" office:value-type="boolean" office:boolean-value="true" calcext:value-type="boolean">
            <text:p>TRUE</text:p>
          </table:table-cell>
          <table:table-cell table:formula="of:=IF(EXACT([.B94]; [.E94]); 1; 0)"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EXACT([.B94]; [.J94]); 1; 0)"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EXACT([.B94]; [.N94]); 1; 0)"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EXACT([.B94]; [.R94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EXACT([.A95]; [.D95])" office:value-type="boolean" office:boolean-value="true" calcext:value-type="boolean">
            <text:p>TRUE</text:p>
          </table:table-cell>
          <table:table-cell table:formula="of:=IF(EXACT([.B95]; [.E95]); 1; 0)" office:value-type="float" office:value="1" calcext:value-type="float">
            <text:p>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EXACT([.B95]; [.J95]); 1; 0)" office:value-type="float" office:value="1" calcext:value-type="float">
            <text:p>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EXACT([.B95]; [.N95]); 1; 0)" office:value-type="float" office:value="1" calcext:value-type="float">
            <text:p>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EXACT([.B95]; [.R95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EXACT([.A96]; [.D96])" office:value-type="boolean" office:boolean-value="true" calcext:value-type="boolean">
            <text:p>TRUE</text:p>
          </table:table-cell>
          <table:table-cell table:formula="of:=IF(EXACT([.B96]; [.E96]); 1; 0)" office:value-type="float" office:value="1" calcext:value-type="float">
            <text:p>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EXACT([.B96]; [.J96]); 1; 0)" office:value-type="float" office:value="1" calcext:value-type="float">
            <text:p>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EXACT([.B96]; [.N96]); 1; 0)" office:value-type="float" office:value="1" calcext:value-type="float">
            <text:p>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EXACT([.B96]; [.R96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EXACT([.A97]; [.D97])" office:value-type="boolean" office:boolean-value="true" calcext:value-type="boolean">
            <text:p>TRUE</text:p>
          </table:table-cell>
          <table:table-cell table:formula="of:=IF(EXACT([.B97]; [.E97]); 1; 0)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EXACT([.B97]; [.J97]); 1; 0)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EXACT([.B97]; [.N97]); 1; 0)"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EXACT([.B97]; [.R97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table:formula="of:=EXACT([.A98]; [.D98])" office:value-type="boolean" office:boolean-value="true" calcext:value-type="boolean">
            <text:p>TRUE</text:p>
          </table:table-cell>
          <table:table-cell table:formula="of:=IF(EXACT([.B98]; [.E98]); 1; 0)" office:value-type="float" office:value="0" calcext:value-type="float">
            <text:p>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EXACT([.B98]; [.J98]); 1; 0)" office:value-type="float" office:value="1" calcext:value-type="float">
            <text:p>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EXACT([.B98]; [.N98]); 1; 0)" office:value-type="float" office:value="1" calcext:value-type="float">
            <text:p>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EXACT([.B98]; [.R9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EXACT([.A99]; [.D99])" office:value-type="boolean" office:boolean-value="true" calcext:value-type="boolean">
            <text:p>TRUE</text:p>
          </table:table-cell>
          <table:table-cell table:formula="of:=IF(EXACT([.B99]; [.E99]); 1; 0)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EXACT([.B99]; [.J99]); 1; 0)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IF(EXACT([.B99]; [.N99]); 1; 0)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EXACT([.B99]; [.R99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EXACT([.A100]; [.D100])" office:value-type="boolean" office:boolean-value="true" calcext:value-type="boolean">
            <text:p>TRUE</text:p>
          </table:table-cell>
          <table:table-cell table:formula="of:=IF(EXACT([.B100]; [.E100]); 1; 0)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IF(EXACT([.B100]; [.J100]); 1; 0)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IF(EXACT([.B100]; [.N100]); 1; 0)" office:value-type="float" office:value="0" calcext:value-type="float">
            <text:p>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IF(EXACT([.B100]; [.R100]); 1; 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EXACT([.A101]; [.D101])" office:value-type="boolean" office:boolean-value="true" calcext:value-type="boolean">
            <text:p>TRUE</text:p>
          </table:table-cell>
          <table:table-cell table:formula="of:=IF(EXACT([.B101]; [.E101]); 1; 0)"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IF(EXACT([.B101]; [.J101]); 1; 0)"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IF(EXACT([.B101]; [.N101]); 1; 0)"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IF(EXACT([.B101]; [.R101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formula="of:=EXACT([.A102]; [.D102])" office:value-type="boolean" office:boolean-value="true" calcext:value-type="boolean">
            <text:p>TRUE</text:p>
          </table:table-cell>
          <table:table-cell table:formula="of:=IF(EXACT([.B102]; [.E102]); 1; 0)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formula="of:=IF(EXACT([.B102]; [.J102]); 1; 0)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formula="of:=IF(EXACT([.B102]; [.N102]); 1; 0)"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formula="of:=IF(EXACT([.B102]; [.R102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EXACT([.A103]; [.D103])" office:value-type="boolean" office:boolean-value="true" calcext:value-type="boolean">
            <text:p>TRUE</text:p>
          </table:table-cell>
          <table:table-cell table:formula="of:=IF(EXACT([.B103]; [.E103]); 1; 0)"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IF(EXACT([.B103]; [.J103]); 1; 0)"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IF(EXACT([.B103]; [.N103]); 1; 0)"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IF(EXACT([.B103]; [.R103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EXACT([.A104]; [.D104])" office:value-type="boolean" office:boolean-value="true" calcext:value-type="boolean">
            <text:p>TRUE</text:p>
          </table:table-cell>
          <table:table-cell table:formula="of:=IF(EXACT([.B104]; [.E104]); 1; 0)"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IF(EXACT([.B104]; [.J104]); 1; 0)"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IF(EXACT([.B104]; [.N104]); 1; 0)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IF(EXACT([.B104]; [.R104]); 1; 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formula="of:=EXACT([.A105]; [.D105])" office:value-type="boolean" office:boolean-value="true" calcext:value-type="boolean">
            <text:p>TRUE</text:p>
          </table:table-cell>
          <table:table-cell table:formula="of:=IF(EXACT([.B105]; [.E105]); 1; 0)" office:value-type="float" office:value="1" calcext:value-type="float">
            <text:p>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formula="of:=IF(EXACT([.B105]; [.J105]); 1; 0)" office:value-type="float" office:value="1" calcext:value-type="float">
            <text:p>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IF(EXACT([.B105]; [.N105]); 1; 0)"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IF(EXACT([.B105]; [.R105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formula="of:=EXACT([.A106]; [.D106])" office:value-type="boolean" office:boolean-value="true" calcext:value-type="boolean">
            <text:p>TRUE</text:p>
          </table:table-cell>
          <table:table-cell table:formula="of:=IF(EXACT([.B106]; [.E106]); 1; 0)"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formula="of:=IF(EXACT([.B106]; [.J106]); 1; 0)"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IF(EXACT([.B106]; [.N106]); 1; 0)" office:value-type="float" office:value="1" calcext:value-type="float">
            <text:p>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IF(EXACT([.B106]; [.R106]); 1; 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formula="of:=EXACT([.A107]; [.D107])" office:value-type="boolean" office:boolean-value="true" calcext:value-type="boolean">
            <text:p>TRUE</text:p>
          </table:table-cell>
          <table:table-cell table:formula="of:=IF(EXACT([.B107]; [.E107]); 1; 0)" office:value-type="float" office:value="0" calcext:value-type="float">
            <text:p>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formula="of:=IF(EXACT([.B107]; [.J107]); 1; 0)" office:value-type="float" office:value="0" calcext:value-type="float">
            <text:p>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formula="of:=IF(EXACT([.B107]; [.N107]); 1; 0)" office:value-type="float" office:value="0" calcext:value-type="float">
            <text:p>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formula="of:=IF(EXACT([.B107]; [.R107]); 1; 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EXACT([.A108]; [.D108])" office:value-type="boolean" office:boolean-value="true" calcext:value-type="boolean">
            <text:p>TRUE</text:p>
          </table:table-cell>
          <table:table-cell table:formula="of:=IF(EXACT([.B108]; [.E108]); 1; 0)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EXACT([.B108]; [.J108]); 1; 0)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EXACT([.B108]; [.N108]); 1; 0)"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IF(EXACT([.B108]; [.R108])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EXACT([.A109]; [.D109])" office:value-type="boolean" office:boolean-value="true" calcext:value-type="boolean">
            <text:p>TRUE</text:p>
          </table:table-cell>
          <table:table-cell table:formula="of:=IF(EXACT([.B109]; [.E109]); 1; 0)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IF(EXACT([.B109]; [.J109]); 1; 0)" office:value-type="float" office:value="1" calcext:value-type="float">
            <text:p>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IF(EXACT([.B109]; [.N109]); 1; 0)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IF(EXACT([.B109]; [.R109]); 1; 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EXACT([.A110]; [.D110])" office:value-type="boolean" office:boolean-value="true" calcext:value-type="boolean">
            <text:p>TRUE</text:p>
          </table:table-cell>
          <table:table-cell table:formula="of:=IF(EXACT([.B110]; [.E110]); 1; 0)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IF(EXACT([.B110]; [.J110]); 1; 0)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IF(EXACT([.B110]; [.N110]); 1; 0)" office:value-type="float" office:value="0" calcext:value-type="float">
            <text:p>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IF(EXACT([.B110]; [.R110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IF(EXACT([.B111]; [.J111]); 1; 0)"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IF(EXACT([.B111]; [.N111]); 1; 0)"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IF(EXACT([.B111]; [.R111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IF(EXACT([.B112]; [.J112]); 1; 0)"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IF(EXACT([.B112]; [.N112]); 1; 0)"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IF(EXACT([.B112]; [.R112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IF(EXACT([.B113]; [.J113]); 1; 0)"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formula="of:=IF(EXACT([.B113]; [.N113]); 1; 0)" office:value-type="float" office:value="0" calcext:value-type="float">
            <text:p>0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formula="of:=IF(EXACT([.B113]; [.R113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IF(EXACT([.B114]; [.J114]); 1; 0)"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IF(EXACT([.B114]; [.N114]); 1; 0)" office:value-type="float" office:value="0" calcext:value-type="float">
            <text:p>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IF(EXACT([.B114]; [.R114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IF(EXACT([.B115]; [.J115]); 1; 0)"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formula="of:=IF(EXACT([.B115]; [.N115]); 1; 0)" office:value-type="float" office:value="0" calcext:value-type="float">
            <text:p>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formula="of:=IF(EXACT([.B115]; [.R115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formula="of:=IF(EXACT([.B116]; [.J116]); 1; 0)"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formula="of:=IF(EXACT([.B116]; [.N116]); 1; 0)"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formula="of:=IF(EXACT([.B116]; [.R116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IF(EXACT([.B117]; [.J117]); 1; 0)"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IF(EXACT([.B117]; [.N117]); 1; 0)"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IF(EXACT([.B117]; [.R117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IF(EXACT([.B118]; [.J118]); 1; 0)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IF(EXACT([.B118]; [.N118]); 1; 0)" office:value-type="float" office:value="0" calcext:value-type="float">
            <text:p>0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IF(EXACT([.B118]; [.R118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IF(EXACT([.B119]; [.J119]); 1; 0)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IF(EXACT([.B119]; [.N119]); 1; 0)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IF(EXACT([.B119]; [.R119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IF(EXACT([.B120]; [.J120]); 1; 0)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IF(EXACT([.B120]; [.N120]); 1; 0)" office:value-type="float" office:value="0" calcext:value-type="float">
            <text:p>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IF(EXACT([.B120]; [.R120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formula="of:=IF(EXACT([.B121]; [.J121]); 1; 0)"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formula="of:=IF(EXACT([.B121]; [.N121]); 1; 0)" office:value-type="float" office:value="0" calcext:value-type="float">
            <text:p>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formula="of:=IF(EXACT([.B121]; [.R121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formula="of:=IF(EXACT([.B122]; [.J122]); 1; 0)"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formula="of:=IF(EXACT([.B122]; [.N122]); 1; 0)"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formula="of:=IF(EXACT([.B122]; [.R122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formula="of:=IF(EXACT([.B123]; [.J123]); 1; 0)"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formula="of:=IF(EXACT([.B123]; [.N123]); 1; 0)" office:value-type="float" office:value="0" calcext:value-type="float">
            <text:p>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formula="of:=IF(EXACT([.B123]; [.R123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formula="of:=IF(EXACT([.B124]; [.J124]); 1; 0)"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formula="of:=IF(EXACT([.B124]; [.N124]); 1; 0)"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formula="of:=IF(EXACT([.B124]; [.R124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IF(EXACT([.B125]; [.J125]); 1; 0)"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IF(EXACT([.B125]; [.N125]); 1; 0)"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IF(EXACT([.B125]; [.R125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IF(EXACT([.B126]; [.J126]); 1; 0)" office:value-type="float" office:value="0" calcext:value-type="float">
            <text:p>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IF(EXACT([.B126]; [.N126]); 1; 0)" office:value-type="float" office:value="0" calcext:value-type="float">
            <text:p>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IF(EXACT([.B126]; [.R126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formula="of:=IF(EXACT([.B127]; [.J127]); 1; 0)"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IF(EXACT([.B127]; [.N127]); 1; 0)" office:value-type="float" office:value="0" calcext:value-type="float">
            <text:p>0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formula="of:=IF(EXACT([.B127]; [.R127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IF(EXACT([.B128]; [.J128]); 1; 0)" office:value-type="float" office:value="0" calcext:value-type="float">
            <text:p>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IF(EXACT([.B128]; [.N128]); 1; 0)" office:value-type="float" office:value="0" calcext:value-type="float">
            <text:p>0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IF(EXACT([.B128]; [.R128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IF(EXACT([.B129]; [.J129]); 1; 0)"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IF(EXACT([.B129]; [.N129]); 1; 0)"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IF(EXACT([.B129]; [.R129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formula="of:=IF(EXACT([.B130]; [.J130]); 1; 0)"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formula="of:=IF(EXACT([.B130]; [.N130]); 1; 0)"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formula="of:=IF(EXACT([.B130]; [.R130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IF(EXACT([.B131]; [.J131]); 1; 0)"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IF(EXACT([.B131]; [.N131]); 1; 0)" office:value-type="float" office:value="0" calcext:value-type="float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IF(EXACT([.B131]; [.R131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IF(EXACT([.B132]; [.J132]); 1; 0)"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IF(EXACT([.B132]; [.N132]); 1; 0)" office:value-type="float" office:value="0" calcext:value-type="float">
            <text:p>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formula="of:=IF(EXACT([.B132]; [.R132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formula="of:=IF(EXACT([.B133]; [.J133]); 1; 0)"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formula="of:=IF(EXACT([.B133]; [.N133]); 1; 0)"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formula="of:=IF(EXACT([.B133]; [.R133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IF(EXACT([.B134]; [.J134]); 1; 0)"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IF(EXACT([.B134]; [.N134]); 1; 0)"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IF(EXACT([.B134]; [.R134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formula="of:=IF(EXACT([.B135]; [.J135]); 1; 0)"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formula="of:=IF(EXACT([.B135]; [.N135]); 1; 0)" office:value-type="float" office:value="0" calcext:value-type="float">
            <text:p>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formula="of:=IF(EXACT([.B135]; [.R135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formula="of:=IF(EXACT([.B136]; [.J136]); 1; 0)"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formula="of:=IF(EXACT([.B136]; [.N136]); 1; 0)" office:value-type="float" office:value="0" calcext:value-type="float">
            <text:p>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formula="of:=IF(EXACT([.B136]; [.R136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formula="of:=IF(EXACT([.B137]; [.J137]); 1; 0)"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formula="of:=IF(EXACT([.B137]; [.N137]); 1; 0)"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formula="of:=IF(EXACT([.B137]; [.R137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IF(EXACT([.B138]; [.J138]); 1; 0)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IF(EXACT([.B138]; [.N138]); 1; 0)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formula="of:=IF(EXACT([.B138]; [.R138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formula="of:=IF(EXACT([.B139]; [.J139]); 1; 0)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formula="of:=IF(EXACT([.B139]; [.N139]); 1; 0)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formula="of:=IF(EXACT([.B139]; [.R139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IF(EXACT([.B140]; [.J140]); 1; 0)"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IF(EXACT([.B140]; [.N140]); 1; 0)"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formula="of:=IF(EXACT([.B140]; [.R140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IF(EXACT([.B141]; [.J141]); 1; 0)"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IF(EXACT([.B141]; [.N141]); 1; 0)" office:value-type="float" office:value="0" calcext:value-type="float">
            <text:p>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IF(EXACT([.B141]; [.R141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formula="of:=IF(EXACT([.B142]; [.J142]); 1; 0)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formula="of:=IF(EXACT([.B142]; [.N142]); 1; 0)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formula="of:=IF(EXACT([.B142]; [.R142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IF(EXACT([.B143]; [.J143]); 1; 0)" office:value-type="float" office:value="0" calcext:value-type="float">
            <text:p>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IF(EXACT([.B143]; [.N143]); 1; 0)" office:value-type="float" office:value="0" calcext:value-type="float">
            <text:p>0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IF(EXACT([.B143]; [.R143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IF(EXACT([.B144]; [.J144]); 1; 0)"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IF(EXACT([.B144]; [.N144]); 1; 0)"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formula="of:=IF(EXACT([.B144]; [.R144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IF(EXACT([.B145]; [.J145]); 1; 0)"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IF(EXACT([.B145]; [.N145]); 1; 0)" office:value-type="float" office:value="0" calcext:value-type="float">
            <text:p>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formula="of:=IF(EXACT([.B145]; [.R145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IF(EXACT([.B146]; [.J146]); 1; 0)"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IF(EXACT([.B146]; [.N146]); 1; 0)" office:value-type="float" office:value="0" calcext:value-type="float">
            <text:p>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IF(EXACT([.B146]; [.R146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formula="of:=IF(EXACT([.B147]; [.J147]); 1; 0)"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formula="of:=IF(EXACT([.B147]; [.N147]); 1; 0)" office:value-type="float" office:value="0" calcext:value-type="float">
            <text:p>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formula="of:=IF(EXACT([.B147]; [.R147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formula="of:=IF(EXACT([.B148]; [.J148]); 1; 0)"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formula="of:=IF(EXACT([.B148]; [.N148]); 1; 0)" office:value-type="float" office:value="0" calcext:value-type="float">
            <text:p>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formula="of:=IF(EXACT([.B148]; [.R148]); 1; 0)" office:value-type="float" office:value="0" calcext:value-type="float">
            <text:p>0</text:p>
          </table:table-cell>
        </table:table-row>
        <table:table-row table:style-name="ro1" table:visibility="filter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IF(EXACT([.B149]; [.J149]); 1; 0)"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IF(EXACT([.B149]; [.N149]); 1; 0)"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IF(EXACT([.B149]; [.R149]); 1; 0)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3" table:number-columns-repeated="6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formula="of:=EXACT([.B2]; [.E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3]; [.E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4]; [.E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5]; [.E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6]; [.E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7]; [.E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EXACT([.B8]; [.E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9]; [.E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0]; [.E1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11]; [.E1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12]; [.E1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13]; [.E1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4]; [.E1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15]; [.E1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6]; [.E1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7]; [.E1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8]; [.E1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9]; [.E1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20]; [.E2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21]; [.E2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22]; [.E2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23]; [.E2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24]; [.E2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25]; [.E2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26]; [.E2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27]; [.E2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28]; [.E2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29]; [.E2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30]; [.E3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formula="of:=EXACT([.B31]; [.E3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32]; [.E3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33]; [.E3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34]; [.E3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35]; [.E3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36]; [.E3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37]; [.E3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38]; [.E3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39]; [.E3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40]; [.E4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41]; [.E4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42]; [.E4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43]; [.E4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44]; [.E4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45]; [.E4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46]; [.E4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47]; [.E4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48]; [.E4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49]; [.E4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50]; [.E5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51]; [.E5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52]; [.E5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53]; [.E5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54]; [.E5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55]; [.E5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56]; [.E5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57]; [.E5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58]; [.E5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59]; [.E5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60]; [.E6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61]; [.E6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62]; [.E6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63]; [.E6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64]; [.E6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65]; [.E6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66]; [.E6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67]; [.E6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68]; [.E6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69]; [.E6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70]; [.E7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71]; [.E7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72]; [.E7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73]; [.E7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74]; [.E7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75]; [.E7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76]; [.E7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77]; [.E7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/>
          <table:table-cell table:formula="of:=EXACT([.B78]; [.E7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79]; [.E7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80]; [.E8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81]; [.E8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82]; [.E8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83]; [.E8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84]; [.E8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/>
          <table:table-cell table:formula="of:=EXACT([.B85]; [.E8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86]; [.E8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87]; [.E8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88]; [.E8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89]; [.E8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90]; [.E9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91]; [.E9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92]; [.E9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93]; [.E9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94]; [.E9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95]; [.E9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96]; [.E9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97]; [.E9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98]; [.E9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99]; [.E9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100]; [.E10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01]; [.E10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102]; [.E10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103]; [.E10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104]; [.E10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105]; [.E10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/>
          <table:table-cell table:formula="of:=EXACT([.B106]; [.E10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07]; [.E10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08]; [.E10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109]; [.E10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/>
          <table:table-cell table:formula="of:=EXACT([.B110]; [.E11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111]; [.E11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12]; [.E11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13]; [.E11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114]; [.E11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115]; [.E11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16]; [.E11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17]; [.E11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18]; [.E11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19]; [.E11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20]; [.E12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121]; [.E12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122]; [.E12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23]; [.E12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124]; [.E12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25]; [.E12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26]; [.E12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/>
          <table:table-cell table:formula="of:=EXACT([.B127]; [.E12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28]; [.E12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/>
          <table:table-cell table:formula="of:=EXACT([.B129]; [.E12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30]; [.E13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31]; [.E13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32]; [.E13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33]; [.E13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34]; [.E13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35]; [.E13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36]; [.E13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37]; [.E13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38]; [.E13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39]; [.E139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140]; [.E140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41]; [.E141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/>
          <table:table-cell table:formula="of:=EXACT([.B142]; [.E142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43]; [.E143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/>
          <table:table-cell table:formula="of:=EXACT([.B144]; [.E144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45]; [.E145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46]; [.E146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47]; [.E147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48]; [.E148])"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formula="of:=EXACT([.B149]; [.E14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6"/>
          <table:table-cell table:formula="of:=EXACT([.B150]; [.E15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6"/>
          <table:table-cell table:formula="of:=EXACT([.B151]; [.E15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6"/>
          <table:table-cell table:formula="of:=EXACT([.B152]; [.E15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6"/>
          <table:table-cell table:formula="of:=EXACT([.B153]; [.E153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6"/>
          <table:table-cell table:formula="of:=EXACT([.B154]; [.E154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6"/>
          <table:table-cell table:formula="of:=EXACT([.B155]; [.E155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6"/>
          <table:table-cell table:formula="of:=EXACT([.B156]; [.E156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6"/>
          <table:table-cell table:formula="of:=EXACT([.B157]; [.E157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6"/>
          <table:table-cell table:formula="of:=EXACT([.B158]; [.E158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6"/>
          <table:table-cell table:formula="of:=EXACT([.B159]; [.E159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6"/>
          <table:table-cell table:formula="of:=EXACT([.B160]; [.E160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6"/>
          <table:table-cell table:formula="of:=EXACT([.B161]; [.E161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6"/>
          <table:table-cell table:formula="of:=EXACT([.B162]; [.E162])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6"/>
          <table:table-cell table:formula="of:=EXACT([.B163]; [.E163])" office:value-type="boolean" office:boolean-value="true" calcext:value-type="boolean">
            <text:p>TRUE</text:p>
          </table:table-cell>
        </table:table-row>
      </table:table>
      <table:table table:name="Sheet3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LN_0.7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4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LN_0.7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5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LN_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Sheet1.A1:Sheet1.S149" table:display-filter-buttons="true">
          <table:filter>
            <table:filter-and>
              <table:filter-condition table:field-number="1" table:value="1" table:operator="="/>
            </table:filter-and>
          </table:filter>
        </table:database-range>
        <table:database-range table:name="__Anonymous_Sheet_DB__1" table:target-range-address="Sheet2.A1:Sheet2.B149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Sheet3.A1:Sheet3.B149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Sheet4.A1:Sheet4.B149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Sheet5.A1:Sheet5.B14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3P0"/>
    </number:currency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6P2" style:volatile="true" number:language="en" number:country="US">
      <loext:fill-character> </loext:fill-character>
      <number:text>- </number:text>
    </number:number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9:30:03.868626716</meta:creation-date>
    <dc:date>2017-04-28T22:46:57.208571983</dc:date>
    <meta:editing-duration>PT54M51S</meta:editing-duration>
    <meta:editing-cycles>1</meta:editing-cycles>
    <meta:document-statistic meta:table-count="5" meta:cell-count="3730" meta:object-count="0"/>
    <meta:generator>LibreOffice/5.0.6.2$Linux_X86_64 LibreOffice_project/00m0$Build-2</meta:generator>
  </office:meta>
</office:document-meta>
</file>